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8866" calcext:value-type="float">
            <text:p><text:s text:c="3"/>18,866</text:p>
          </table:table-cell>
          <table:table-cell table:style-name="ce51" office:value-type="float" office:value="18167" calcext:value-type="float">
            <text:p><text:s text:c="3"/>18,167</text:p>
          </table:table-cell>
          <table:table-cell table:style-name="ce51" office:value-type="float" office:value="699" calcext:value-type="float">
            <text:p><text:s text:c="3"/>69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731" calcext:value-type="float">
            <text:p><text:s text:c="3"/>17,731</text:p>
          </table:table-cell>
          <table:table-cell table:style-name="ce51" office:value-type="float" office:value="541" calcext:value-type="float">
            <text:p><text:s text:c="3"/>541</text:p>
          </table:table-cell>
          <table:table-cell table:style-name="ce51" office:value-type="float" office:value="594" calcext:value-type="float">
            <text:p><text:s text:c="3"/>594</text:p>
          </table:table-cell>
          <table:table-cell table:style-name="ce51" office:value-type="float" office:value="18601" calcext:value-type="float">
            <text:p><text:s text:c="3"/>18,601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84" office:value-type="float" office:value="182" calcext:value-type="float">
            <text:p><text:s text:c="3"/>18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9812" calcext:value-type="float">
            <text:p><text:s text:c="3"/>9,812</text:p>
          </table:table-cell>
          <table:table-cell table:style-name="ce52" office:value-type="float" office:value="9450" calcext:value-type="float">
            <text:p><text:s text:c="3"/>9,450</text:p>
          </table:table-cell>
          <table:table-cell table:style-name="ce52" office:value-type="float" office:value="362" calcext:value-type="float">
            <text:p><text:s text:c="3"/>36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9218" calcext:value-type="float">
            <text:p><text:s text:c="3"/>9,21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9675" calcext:value-type="float">
            <text:p><text:s text:c="3"/>9,675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9054" calcext:value-type="float">
            <text:p><text:s text:c="3"/>9,054</text:p>
          </table:table-cell>
          <table:table-cell table:style-name="ce52" office:value-type="float" office:value="8717" calcext:value-type="float">
            <text:p><text:s text:c="3"/>8,717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513" calcext:value-type="float">
            <text:p><text:s text:c="3"/>8,513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8926" calcext:value-type="float">
            <text:p><text:s text:c="3"/>8,926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245" calcext:value-type="float">
            <text:p><text:s text:c="3"/>14,245</text:p>
          </table:table-cell>
          <table:table-cell table:style-name="ce51" office:value-type="float" office:value="13734" calcext:value-type="float">
            <text:p><text:s text:c="3"/>13,734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364" calcext:value-type="float">
            <text:p><text:s text:c="3"/>13,364</text:p>
          </table:table-cell>
          <table:table-cell table:style-name="ce51" office:value-type="float" office:value="429" calcext:value-type="float">
            <text:p><text:s text:c="3"/>429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style-name="ce51" office:value-type="float" office:value="14082" calcext:value-type="float">
            <text:p><text:s text:c="3"/>14,082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51" calcext:value-type="float">
            <text:p><text:s text:c="3"/>7,251</text:p>
          </table:table-cell>
          <table:table-cell table:style-name="ce52" office:value-type="float" office:value="7010" calcext:value-type="float">
            <text:p><text:s text:c="3"/>7,010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793" calcext:value-type="float">
            <text:p><text:s text:c="3"/>6,793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163" calcext:value-type="float">
            <text:p><text:s text:c="3"/>7,16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994" calcext:value-type="float">
            <text:p><text:s text:c="3"/>6,994</text:p>
          </table:table-cell>
          <table:table-cell table:style-name="ce52" office:value-type="float" office:value="6724" calcext:value-type="float">
            <text:p><text:s text:c="3"/>6,724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71" calcext:value-type="float">
            <text:p><text:s text:c="3"/>6,571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6919" calcext:value-type="float">
            <text:p><text:s text:c="3"/>6,9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85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769" calcext:value-type="float">
            <text:p><text:s text:c="3"/>15,769</text:p>
          </table:table-cell>
          <table:table-cell table:style-name="ce51" office:value-type="float" office:value="15155" calcext:value-type="float">
            <text:p><text:s text:c="3"/>15,155</text:p>
          </table:table-cell>
          <table:table-cell table:style-name="ce51" office:value-type="float" office:value="613" calcext:value-type="float">
            <text:p><text:s text:c="3"/>6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19" calcext:value-type="float">
            <text:p><text:s text:c="3"/>14,819</text:p>
          </table:table-cell>
          <table:table-cell table:style-name="ce51" office:value-type="float" office:value="472" calcext:value-type="float">
            <text:p><text:s text:c="3"/>472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15548" calcext:value-type="float">
            <text:p><text:s text:c="3"/>15,548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149" calcext:value-type="float">
            <text:p><text:s text:c="3"/>8,149</text:p>
          </table:table-cell>
          <table:table-cell table:style-name="ce52" office:value-type="float" office:value="7839" calcext:value-type="float">
            <text:p><text:s text:c="3"/>7,839</text:p>
          </table:table-cell>
          <table:table-cell table:style-name="ce52" office:value-type="float" office:value="310" calcext:value-type="float">
            <text:p><text:s text:c="3"/>31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57" calcext:value-type="float">
            <text:p><text:s text:c="3"/>7,657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8045" calcext:value-type="float">
            <text:p><text:s text:c="3"/>8,04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20" calcext:value-type="float">
            <text:p><text:s text:c="3"/>7,620</text:p>
          </table:table-cell>
          <table:table-cell table:style-name="ce52" office:value-type="float" office:value="7316" calcext:value-type="float">
            <text:p><text:s text:c="3"/>7,316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62" calcext:value-type="float">
            <text:p><text:s text:c="3"/>7,162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03" calcext:value-type="float">
            <text:p><text:s text:c="3"/>7,503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824" calcext:value-type="float">
            <text:p><text:s text:c="3"/>15,824</text:p>
          </table:table-cell>
          <table:table-cell table:style-name="ce51" office:value-type="float" office:value="15212" calcext:value-type="float">
            <text:p><text:s text:c="3"/>15,212</text:p>
          </table:table-cell>
          <table:table-cell table:style-name="ce51" office:value-type="float" office:value="611" calcext:value-type="float">
            <text:p><text:s text:c="3"/>6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51" calcext:value-type="float">
            <text:p><text:s text:c="3"/>14,851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15597" calcext:value-type="float">
            <text:p><text:s text:c="3"/>15,59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84" office:value-type="float" office:value="169" calcext:value-type="float">
            <text:p><text:s text:c="3"/>16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14" calcext:value-type="float">
            <text:p><text:s text:c="3"/>8,214</text:p>
          </table:table-cell>
          <table:table-cell table:style-name="ce52" office:value-type="float" office:value="7899" calcext:value-type="float">
            <text:p><text:s text:c="3"/>7,899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19" calcext:value-type="float">
            <text:p><text:s text:c="3"/>7,719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8082" calcext:value-type="float">
            <text:p><text:s text:c="3"/>8,082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10" calcext:value-type="float">
            <text:p><text:s text:c="3"/>7,610</text:p>
          </table:table-cell>
          <table:table-cell table:style-name="ce52" office:value-type="float" office:value="7313" calcext:value-type="float">
            <text:p><text:s text:c="3"/>7,313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32" calcext:value-type="float">
            <text:p><text:s text:c="3"/>7,13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7515" calcext:value-type="float">
            <text:p><text:s text:c="3"/>7,51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303" calcext:value-type="float">
            <text:p><text:s text:c="3"/>15,303</text:p>
          </table:table-cell>
          <table:table-cell table:style-name="ce51" office:value-type="float" office:value="14706" calcext:value-type="float">
            <text:p><text:s text:c="3"/>14,706</text:p>
          </table:table-cell>
          <table:table-cell table:style-name="ce51" office:value-type="float" office:value="596" calcext:value-type="float">
            <text:p><text:s text:c="3"/>59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414" calcext:value-type="float">
            <text:p><text:s text:c="3"/>14,41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51" office:value-type="float" office:value="15078" calcext:value-type="float">
            <text:p><text:s text:c="3"/>15,078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36" calcext:value-type="float">
            <text:p><text:s text:c="3"/>7,936</text:p>
          </table:table-cell>
          <table:table-cell table:style-name="ce52" office:value-type="float" office:value="7660" calcext:value-type="float">
            <text:p><text:s text:c="3"/>7,660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62" calcext:value-type="float">
            <text:p><text:s text:c="3"/>7,462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820" calcext:value-type="float">
            <text:p><text:s text:c="3"/>7,82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67" calcext:value-type="float">
            <text:p><text:s text:c="3"/>7,367</text:p>
          </table:table-cell>
          <table:table-cell table:style-name="ce52" office:value-type="float" office:value="7046" calcext:value-type="float">
            <text:p><text:s text:c="3"/>7,046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952" calcext:value-type="float">
            <text:p><text:s text:c="3"/>6,952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7258" calcext:value-type="float">
            <text:p><text:s text:c="3"/>7,25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85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39" calcext:value-type="float">
            <text:p><text:s text:c="3"/>16,739</text:p>
          </table:table-cell>
          <table:table-cell table:style-name="ce51" office:value-type="float" office:value="16105" calcext:value-type="float">
            <text:p><text:s text:c="3"/>16,105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747" calcext:value-type="float">
            <text:p><text:s text:c="3"/>15,747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16531" calcext:value-type="float">
            <text:p><text:s text:c="3"/>16,53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73" calcext:value-type="float">
            <text:p><text:s text:c="3"/>8,773</text:p>
          </table:table-cell>
          <table:table-cell table:style-name="ce52" office:value-type="float" office:value="8437" calcext:value-type="float">
            <text:p><text:s text:c="3"/>8,437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252" calcext:value-type="float">
            <text:p><text:s text:c="3"/>8,252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8667" calcext:value-type="float">
            <text:p><text:s text:c="3"/>8,66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66" calcext:value-type="float">
            <text:p><text:s text:c="3"/>7,966</text:p>
          </table:table-cell>
          <table:table-cell table:style-name="ce52" office:value-type="float" office:value="7668" calcext:value-type="float">
            <text:p><text:s text:c="3"/>7,668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495" calcext:value-type="float">
            <text:p><text:s text:c="3"/>7,495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7864" calcext:value-type="float">
            <text:p><text:s text:c="3"/>7,86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912" calcext:value-type="float">
            <text:p><text:s text:c="3"/>15,912</text:p>
          </table:table-cell>
          <table:table-cell table:style-name="ce51" office:value-type="float" office:value="15290" calcext:value-type="float">
            <text:p><text:s text:c="3"/>15,29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940" calcext:value-type="float">
            <text:p><text:s text:c="3"/>14,940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15719" calcext:value-type="float">
            <text:p><text:s text:c="3"/>15,71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78" calcext:value-type="float">
            <text:p><text:s text:c="3"/>8,278</text:p>
          </table:table-cell>
          <table:table-cell table:style-name="ce52" office:value-type="float" office:value="7976" calcext:value-type="float">
            <text:p><text:s text:c="3"/>7,976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60" calcext:value-type="float">
            <text:p><text:s text:c="3"/>7,760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8182" calcext:value-type="float">
            <text:p><text:s text:c="3"/>8,182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34" calcext:value-type="float">
            <text:p><text:s text:c="3"/>7,634</text:p>
          </table:table-cell>
          <table:table-cell table:style-name="ce52" office:value-type="float" office:value="7314" calcext:value-type="float">
            <text:p><text:s text:c="3"/>7,314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80" calcext:value-type="float">
            <text:p><text:s text:c="3"/>7,180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37" calcext:value-type="float">
            <text:p><text:s text:c="3"/>7,53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036" calcext:value-type="float">
            <text:p><text:s text:c="3"/>17,036</text:p>
          </table:table-cell>
          <table:table-cell table:style-name="ce51" office:value-type="float" office:value="16379" calcext:value-type="float">
            <text:p><text:s text:c="3"/>16,3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45" calcext:value-type="float">
            <text:p><text:s text:c="3"/>15,94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6823" calcext:value-type="float">
            <text:p><text:s text:c="3"/>16,82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52" office:value-type="float" office:value="8439" calcext:value-type="float">
            <text:p><text:s text:c="3"/>8,43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687" calcext:value-type="float">
            <text:p><text:s text:c="3"/>8,68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3" calcext:value-type="float">
            <text:p><text:s text:c="3"/>8,243</text:p>
          </table:table-cell>
          <table:table-cell table:style-name="ce52" office:value-type="float" office:value="7940" calcext:value-type="float">
            <text:p><text:s text:c="3"/>7,940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04" calcext:value-type="float">
            <text:p><text:s text:c="3"/>7,70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8136" calcext:value-type="float">
            <text:p><text:s text:c="3"/>8,13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3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47288" calcext:value-type="float">
            <text:p><text:s text:c="3"/>47,288</text:p>
          </table:table-cell>
          <table:table-cell table:style-name="ce49" office:value-type="float" office:value="45435" calcext:value-type="float">
            <text:p><text:s text:c="3"/>45,435</text:p>
          </table:table-cell>
          <table:table-cell table:style-name="ce49" office:value-type="float" office:value="1852" calcext:value-type="float">
            <text:p><text:s text:c="3"/>1,85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44360" calcext:value-type="float">
            <text:p><text:s text:c="3"/>44,360</text:p>
          </table:table-cell>
          <table:table-cell table:style-name="ce49" office:value-type="float" office:value="1296" calcext:value-type="float">
            <text:p><text:s text:c="3"/>1,296</text:p>
          </table:table-cell>
          <table:table-cell table:style-name="ce49" office:value-type="float" office:value="1632" calcext:value-type="float">
            <text:p><text:s text:c="3"/>1,632</text:p>
          </table:table-cell>
          <table:table-cell table:style-name="ce49" office:value-type="float" office:value="46603" calcext:value-type="float">
            <text:p><text:s text:c="3"/>46,603</text:p>
          </table:table-cell>
          <table:table-cell table:style-name="ce49" office:value-type="float" office:value="197" calcext:value-type="float">
            <text:p><text:s text:c="3"/>197</text:p>
          </table:table-cell>
          <table:table-cell table:style-name="ce82" office:value-type="float" office:value="488" calcext:value-type="float">
            <text:p><text:s text:c="3"/>488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24358" calcext:value-type="float">
            <text:p><text:s text:c="3"/>24,358</text:p>
          </table:table-cell>
          <table:table-cell table:style-name="ce50" office:value-type="float" office:value="23434" calcext:value-type="float">
            <text:p><text:s text:c="3"/>23,434</text:p>
          </table:table-cell>
          <table:table-cell table:style-name="ce50" office:value-type="float" office:value="923" calcext:value-type="float">
            <text:p><text:s text:c="3"/>92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2857" calcext:value-type="float">
            <text:p><text:s text:c="3"/>22,857</text:p>
          </table:table-cell>
          <table:table-cell table:style-name="ce50" office:value-type="float" office:value="671" calcext:value-type="float">
            <text:p><text:s text:c="3"/>671</text:p>
          </table:table-cell>
          <table:table-cell table:style-name="ce50" office:value-type="float" office:value="830" calcext:value-type="float">
            <text:p><text:s text:c="3"/>830</text:p>
          </table:table-cell>
          <table:table-cell table:style-name="ce50" office:value-type="float" office:value="23998" calcext:value-type="float">
            <text:p><text:s text:c="3"/>23,998</text:p>
          </table:table-cell>
          <table:table-cell table:style-name="ce50" office:value-type="float" office:value="107" calcext:value-type="float">
            <text:p><text:s text:c="3"/>107</text:p>
          </table:table-cell>
          <table:table-cell table:style-name="ce83" office:value-type="float" office:value="253" calcext:value-type="float">
            <text:p><text:s text:c="3"/>2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22930" calcext:value-type="float">
            <text:p><text:s text:c="3"/>22,930</text:p>
          </table:table-cell>
          <table:table-cell table:style-name="ce50" office:value-type="float" office:value="22001" calcext:value-type="float">
            <text:p><text:s text:c="3"/>22,001</text:p>
          </table:table-cell>
          <table:table-cell table:style-name="ce50" office:value-type="float" office:value="929" calcext:value-type="float">
            <text:p><text:s text:c="3"/>929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1503" calcext:value-type="float">
            <text:p><text:s text:c="3"/>21,503</text:p>
          </table:table-cell>
          <table:table-cell table:style-name="ce50" office:value-type="float" office:value="625" calcext:value-type="float">
            <text:p><text:s text:c="3"/>625</text:p>
          </table:table-cell>
          <table:table-cell table:style-name="ce50" office:value-type="float" office:value="802" calcext:value-type="float">
            <text:p><text:s text:c="3"/>802</text:p>
          </table:table-cell>
          <table:table-cell table:style-name="ce50" office:value-type="float" office:value="22605" calcext:value-type="float">
            <text:p><text:s text:c="3"/>22,605</text:p>
          </table:table-cell>
          <table:table-cell table:style-name="ce50" office:value-type="float" office:value="90" calcext:value-type="float">
            <text:p><text:s text:c="3"/>90</text:p>
          </table:table-cell>
          <table:table-cell table:style-name="ce83" office:value-type="float" office:value="235" calcext:value-type="float">
            <text:p><text:s text:c="3"/>23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-11.4597688964274" calcext:value-type="float">
            <text:p><text:s text:c="3"/>－11.46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-11.6474927065558" calcext:value-type="float">
            <text:p><text:s text:c="3"/>－11.65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-6.7238912732475" calcext:value-type="float">
            <text:p><text:s text:c="3"/>－6.72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100" calcext:value-type="float">
            <text:p>100.00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-11.3022390164119" calcext:value-type="float">
            <text:p><text:s text:c="3"/>－11.30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22.365988909427" calcext:value-type="float">
            <text:p><text:s text:c="3"/>－22.37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-6.22895622895623" calcext:value-type="float">
            <text:p><text:s text:c="3"/>－6.23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-11.4832535885167" calcext:value-type="float">
            <text:p><text:s text:c="3"/>－11.48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-27.710843373494" calcext:value-type="float">
            <text:p><text:s text:c="3"/>－27.71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-1.64835164835165" calcext:value-type="float">
            <text:p><text:s text:c="3"/>－1.65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-12.8006522625357" calcext:value-type="float">
            <text:p><text:s text:c="3"/>－12.80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-12.8677248677249" calcext:value-type="float">
            <text:p><text:s text:c="3"/>－12.87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-11.3259668508287" calcext:value-type="float">
            <text:p><text:s text:c="3"/>－11.33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100" calcext:value-type="float">
            <text:p>100.00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-12.6491646778043" calcext:value-type="float">
            <text:p><text:s text:c="3"/>－12.65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22.9681978798587" calcext:value-type="float">
            <text:p><text:s text:c="3"/>－22.97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-8.03858520900322" calcext:value-type="float">
            <text:p><text:s text:c="3"/>－8.04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-12.8682170542636" calcext:value-type="float">
            <text:p><text:s text:c="3"/>－12.87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-24.4444444444444" calcext:value-type="float">
            <text:p><text:s text:c="3"/>－24.44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0" calcext:value-type="float">
            <text:p>－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-10.0066269052353" calcext:value-type="float">
            <text:p><text:s text:c="3"/>－10.01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-10.3246529769416" calcext:value-type="float">
            <text:p><text:s text:c="3"/>－10.32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-1.78041543026706" calcext:value-type="float">
            <text:p><text:s text:c="3"/>－1.78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0" calcext:value-type="float">
            <text:p>－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-9.84376835428169" calcext:value-type="float">
            <text:p><text:s text:c="3"/>－9.84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-21.7054263565891" calcext:value-type="float">
            <text:p><text:s text:c="3"/>－21.71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-4.24028268551237" calcext:value-type="float">
            <text:p><text:s text:c="3"/>－4.24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-9.98207483755322" calcext:value-type="float">
            <text:p><text:s text:c="3"/>－9.98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-31.5789473684211" calcext:value-type="float">
            <text:p><text:s text:c="3"/>－31.58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-3.33333333333333" calcext:value-type="float">
            <text:p><text:s text:c="3"/>－3.33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3]=0);100;IF(([.C106]=0)*([.C103]&gt;0);-100;IF(ISERROR(([.C106]-[.C103])/[.C103]*100);0;([.C106]-[.C103])/[.C103]*100)))" office:value-type="float" office:value="24.027324027324" calcext:value-type="float">
            <text:p>24.03</text:p>
          </table:table-cell>
          <table:table-cell table:style-name="ce56" table:formula="of:=IF(([.D106]&gt;0)*([.D103]=0);100;IF(([.D106]=0)*([.D103]&gt;0);-100;IF(ISERROR(([.D106]-[.D103])/[.D103]*100);0;([.D106]-[.D103])/[.D103]*100)))" office:value-type="float" office:value="23.7357385137219" calcext:value-type="float">
            <text:p>23.74</text:p>
          </table:table-cell>
          <table:table-cell table:style-name="ce56" table:formula="of:=IF(([.E106]&gt;0)*([.E103]=0);100;IF(([.E106]=0)*([.E103]&gt;0);-100;IF(ISERROR(([.E106]-[.E103])/[.E103]*100);0;([.E106]-[.E103])/[.E103]*100)))" office:value-type="float" office:value="31.4516129032258" calcext:value-type="float">
            <text:p>31.45</text:p>
          </table:table-cell>
          <table:table-cell table:style-name="ce56" table:formula="of:=IF(([.F106]&gt;0)*([.F103]=0);100;IF(([.F106]=0)*([.F103]&gt;0);-100;IF(ISERROR(([.F106]-[.F103])/[.F103]*100);0;([.F106]-[.F103])/[.F103]*100)))" office:value-type="float" office:value="100" calcext:value-type="float">
            <text:p>100.00</text:p>
          </table:table-cell>
          <table:table-cell table:style-name="ce56" table:formula="of:=IF(([.G106]&gt;0)*([.G103]=0);100;IF(([.G106]=0)*([.G103]&gt;0);-100;IF(ISERROR(([.G106]-[.G103])/[.G103]*100);0;([.G106]-[.G103])/[.G103]*100)))" office:value-type="float" office:value="24.4618550174106" calcext:value-type="float">
            <text:p>24.46</text:p>
          </table:table-cell>
          <table:table-cell table:style-name="ce56" table:formula="of:=IF(([.H106]&gt;0)*([.H103]=0);100;IF(([.H106]=0)*([.H103]&gt;0);-100;IF(ISERROR(([.H106]-[.H103])/[.H103]*100);0;([.H106]-[.H103])/[.H103]*100)))" office:value-type="float" office:value="12.2994652406417" calcext:value-type="float">
            <text:p>12.30</text:p>
          </table:table-cell>
          <table:table-cell table:style-name="ce56" table:formula="of:=IF(([.I106]&gt;0)*([.I103]=0);100;IF(([.I106]=0)*([.I103]&gt;0);-100;IF(ISERROR(([.I106]-[.I103])/[.I103]*100);0;([.I106]-[.I103])/[.I103]*100)))" office:value-type="float" office:value="21.6157205240175" calcext:value-type="float">
            <text:p>21.62</text:p>
          </table:table-cell>
          <table:table-cell table:style-name="ce56" table:formula="of:=IF(([.J106]&gt;0)*([.J103]=0);100;IF(([.J106]=0)*([.J103]&gt;0);-100;IF(ISERROR(([.J106]-[.J103])/[.J103]*100);0;([.J106]-[.J103])/[.J103]*100)))" office:value-type="float" office:value="24.0862159921622" calcext:value-type="float">
            <text:p>24.09</text:p>
          </table:table-cell>
          <table:table-cell table:style-name="ce56" table:formula="of:=IF(([.K106]&gt;0)*([.K103]=0);100;IF(([.K106]=0)*([.K103]&gt;0);-100;IF(ISERROR(([.K106]-[.K103])/[.K103]*100);0;([.K106]-[.K103])/[.K103]*100)))" office:value-type="float" office:value="15.3846153846154" calcext:value-type="float">
            <text:p>15.38</text:p>
          </table:table-cell>
          <table:table-cell table:style-name="ce89" table:formula="of:=IF(([.L106]&gt;0)*([.L103]=0);100;IF(([.L106]=0)*([.L103]&gt;0);-100;IF(ISERROR(([.L106]-[.L103])/[.L103]*100);0;([.L106]-[.L103])/[.L103]*100)))" office:value-type="float" office:value="21.7687074829932" calcext:value-type="float">
            <text:p>21.77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4]=0);100;IF(([.C107]=0)*([.C104]&gt;0);-100;IF(ISERROR(([.C107]-[.C104])/[.C104]*100);0;([.C107]-[.C104])/[.C104]*100)))" office:value-type="float" office:value="22.5261348990405" calcext:value-type="float">
            <text:p>22.53</text:p>
          </table:table-cell>
          <table:table-cell table:style-name="ce54" table:formula="of:=IF(([.D107]&gt;0)*([.D104]=0);100;IF(([.D107]=0)*([.D104]&gt;0);-100;IF(ISERROR(([.D107]-[.D104])/[.D104]*100);0;([.D107]-[.D104])/[.D104]*100)))" office:value-type="float" office:value="22.3476968796434" calcext:value-type="float">
            <text:p>22.35</text:p>
          </table:table-cell>
          <table:table-cell table:style-name="ce54" table:formula="of:=IF(([.E107]&gt;0)*([.E104]=0);100;IF(([.E107]=0)*([.E104]&gt;0);-100;IF(ISERROR(([.E107]-[.E104])/[.E104]*100);0;([.E107]-[.E104])/[.E104]*100)))" office:value-type="float" office:value="26.8774703557312" calcext:value-type="float">
            <text:p>26.88</text:p>
          </table:table-cell>
          <table:table-cell table:style-name="ce54" table:formula="of:=IF(([.F107]&gt;0)*([.F104]=0);100;IF(([.F107]=0)*([.F104]&gt;0);-100;IF(ISERROR(([.F107]-[.F104])/[.F104]*100);0;([.F107]-[.F104])/[.F104]*100)))" office:value-type="float" office:value="100" calcext:value-type="float">
            <text:p>100.00</text:p>
          </table:table-cell>
          <table:table-cell table:style-name="ce54" table:formula="of:=IF(([.G107]&gt;0)*([.G104]=0);100;IF(([.G107]=0)*([.G104]&gt;0);-100;IF(ISERROR(([.G107]-[.G104])/[.G104]*100);0;([.G107]-[.G104])/[.G104]*100)))" office:value-type="float" office:value="23.0252100840336" calcext:value-type="float">
            <text:p>23.03</text:p>
          </table:table-cell>
          <table:table-cell table:style-name="ce54" table:formula="of:=IF(([.H107]&gt;0)*([.H104]=0);100;IF(([.H107]=0)*([.H104]&gt;0);-100;IF(ISERROR(([.H107]-[.H104])/[.H104]*100);0;([.H107]-[.H104])/[.H104]*100)))" office:value-type="float" office:value="3.80952380952381" calcext:value-type="float">
            <text:p>3.81</text:p>
          </table:table-cell>
          <table:table-cell table:style-name="ce54" table:formula="of:=IF(([.I107]&gt;0)*([.I104]=0);100;IF(([.I107]=0)*([.I104]&gt;0);-100;IF(ISERROR(([.I107]-[.I104])/[.I104]*100);0;([.I107]-[.I104])/[.I104]*100)))" office:value-type="float" office:value="25.4385964912281" calcext:value-type="float">
            <text:p>25.44</text:p>
          </table:table-cell>
          <table:table-cell table:style-name="ce54" table:formula="of:=IF(([.J107]&gt;0)*([.J104]=0);100;IF(([.J107]=0)*([.J104]&gt;0);-100;IF(ISERROR(([.J107]-[.J104])/[.J104]*100);0;([.J107]-[.J104])/[.J104]*100)))" office:value-type="float" office:value="22.7789105738421" calcext:value-type="float">
            <text:p>22.78</text:p>
          </table:table-cell>
          <table:table-cell table:style-name="ce54" table:formula="of:=IF(([.K107]&gt;0)*([.K104]=0);100;IF(([.K107]=0)*([.K104]&gt;0);-100;IF(ISERROR(([.K107]-[.K104])/[.K104]*100);0;([.K107]-[.K104])/[.K104]*100)))" office:value-type="float" office:value="9.67741935483871" calcext:value-type="float">
            <text:p>9.68</text:p>
          </table:table-cell>
          <table:table-cell table:style-name="ce87" table:formula="of:=IF(([.L107]&gt;0)*([.L104]=0);100;IF(([.L107]=0)*([.L104]&gt;0);-100;IF(ISERROR(([.L107]-[.L104])/[.L104]*100);0;([.L107]-[.L104])/[.L104]*100)))" office:value-type="float" office:value="6.97674418604651" calcext:value-type="float">
            <text:p>6.98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5]=0);100;IF(([.C108]=0)*([.C105]&gt;0);-100;IF(ISERROR(([.C108]-[.C105])/[.C105]*100);0;([.C108]-[.C105])/[.C105]*100)))" office:value-type="float" office:value="25.6437933693138" calcext:value-type="float">
            <text:p>25.64</text:p>
          </table:table-cell>
          <table:table-cell table:style-name="ce55" table:formula="of:=IF(([.D108]&gt;0)*([.D105]=0);100;IF(([.D108]=0)*([.D105]&gt;0);-100;IF(ISERROR(([.D108]-[.D105])/[.D105]*100);0;([.D108]-[.D105])/[.D105]*100)))" office:value-type="float" office:value="25.232297340596" calcext:value-type="float">
            <text:p>25.23</text:p>
          </table:table-cell>
          <table:table-cell table:style-name="ce55" table:formula="of:=IF(([.E108]&gt;0)*([.E105]=0);100;IF(([.E108]=0)*([.E105]&gt;0);-100;IF(ISERROR(([.E108]-[.E105])/[.E105]*100);0;([.E108]-[.E105])/[.E105]*100)))" office:value-type="float" office:value="36.2139917695473" calcext:value-type="float">
            <text:p>36.21</text:p>
          </table:table-cell>
          <table:table-cell table:style-name="ce55" table:formula="of:=IF(([.F108]&gt;0)*([.F105]=0);100;IF(([.F108]=0)*([.F105]&gt;0);-100;IF(ISERROR(([.F108]-[.F105])/[.F105]*100);0;([.F108]-[.F105])/[.F105]*100)))" office:value-type="float" office:value="0" calcext:value-type="float">
            <text:p>－</text:p>
          </table:table-cell>
          <table:table-cell table:style-name="ce55" table:formula="of:=IF(([.G108]&gt;0)*([.G105]=0);100;IF(([.G108]=0)*([.G105]&gt;0);-100;IF(ISERROR(([.G108]-[.G105])/[.G105]*100);0;([.G108]-[.G105])/[.G105]*100)))" office:value-type="float" office:value="26.0055820062387" calcext:value-type="float">
            <text:p>26.01</text:p>
          </table:table-cell>
          <table:table-cell table:style-name="ce55" table:formula="of:=IF(([.H108]&gt;0)*([.H105]=0);100;IF(([.H108]=0)*([.H105]&gt;0);-100;IF(ISERROR(([.H108]-[.H105])/[.H105]*100);0;([.H108]-[.H105])/[.H105]*100)))" office:value-type="float" office:value="23.1707317073171" calcext:value-type="float">
            <text:p>23.17</text:p>
          </table:table-cell>
          <table:table-cell table:style-name="ce55" table:formula="of:=IF(([.I108]&gt;0)*([.I105]=0);100;IF(([.I108]=0)*([.I105]&gt;0);-100;IF(ISERROR(([.I108]-[.I105])/[.I105]*100);0;([.I108]-[.I105])/[.I105]*100)))" office:value-type="float" office:value="17.8260869565217" calcext:value-type="float">
            <text:p>17.83</text:p>
          </table:table-cell>
          <table:table-cell table:style-name="ce55" table:formula="of:=IF(([.J108]&gt;0)*([.J105]=0);100;IF(([.J108]=0)*([.J105]&gt;0);-100;IF(ISERROR(([.J108]-[.J105])/[.J105]*100);0;([.J108]-[.J105])/[.J105]*100)))" office:value-type="float" office:value="25.4880524754022" calcext:value-type="float">
            <text:p>25.49</text:p>
          </table:table-cell>
          <table:table-cell table:style-name="ce55" table:formula="of:=IF(([.K108]&gt;0)*([.K105]=0);100;IF(([.K108]=0)*([.K105]&gt;0);-100;IF(ISERROR(([.K108]-[.K105])/[.K105]*100);0;([.K108]-[.K105])/[.K105]*100)))" office:value-type="float" office:value="23.8095238095238" calcext:value-type="float">
            <text:p>23.81</text:p>
          </table:table-cell>
          <table:table-cell table:style-name="ce88" table:formula="of:=IF(([.L108]&gt;0)*([.L105]=0);100;IF(([.L108]=0)*([.L105]&gt;0);-100;IF(ISERROR(([.L108]-[.L105])/[.L105]*100);0;([.L108]-[.L105])/[.L105]*100)))" office:value-type="float" office:value="42.6229508196721" calcext:value-type="float">
            <text:p>42.62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4月9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3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6704" calcext:value-type="float">
            <text:p><text:s text:c="3"/>16,704</text:p>
          </table:table-cell>
          <table:table-cell table:style-name="ce113" office:value-type="float" office:value="16051" calcext:value-type="float">
            <text:p><text:s text:c="3"/>16,051</text:p>
          </table:table-cell>
          <table:table-cell table:style-name="ce113" office:value-type="float" office:value="652" calcext:value-type="float">
            <text:p><text:s text:c="3"/>65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15727" calcext:value-type="float">
            <text:p><text:s text:c="3"/>15,727</text:p>
          </table:table-cell>
          <table:table-cell table:style-name="ce113" office:value-type="float" office:value="420" calcext:value-type="float">
            <text:p><text:s text:c="3"/>420</text:p>
          </table:table-cell>
          <table:table-cell table:style-name="ce113" office:value-type="float" office:value="557" calcext:value-type="float">
            <text:p><text:s text:c="3"/>557</text:p>
          </table:table-cell>
          <table:table-cell table:style-name="ce113" office:value-type="float" office:value="16465" calcext:value-type="float">
            <text:p><text:s text:c="3"/>16,465</text:p>
          </table:table-cell>
          <table:table-cell table:style-name="ce113" office:value-type="float" office:value="60" calcext:value-type="float">
            <text:p><text:s text:c="3"/>60</text:p>
          </table:table-cell>
          <table:table-cell table:style-name="ce127" office:value-type="float" office:value="179" calcext:value-type="float">
            <text:p><text:s text:c="3"/>179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556" calcext:value-type="float">
            <text:p><text:s text:c="3"/>8,556</text:p>
          </table:table-cell>
          <table:table-cell table:style-name="ce114" office:value-type="float" office:value="8234" calcext:value-type="float">
            <text:p><text:s text:c="3"/>8,234</text:p>
          </table:table-cell>
          <table:table-cell table:style-name="ce114" office:value-type="float" office:value="321" calcext:value-type="float">
            <text:p><text:s text:c="3"/>32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8052" calcext:value-type="float">
            <text:p><text:s text:c="3"/>8,052</text:p>
          </table:table-cell>
          <table:table-cell table:style-name="ce114" office:value-type="float" office:value="218" calcext:value-type="float">
            <text:p><text:s text:c="3"/>218</text:p>
          </table:table-cell>
          <table:table-cell table:style-name="ce114" office:value-type="float" office:value="286" calcext:value-type="float">
            <text:p><text:s text:c="3"/>286</text:p>
          </table:table-cell>
          <table:table-cell table:style-name="ce114" office:value-type="float" office:value="8430" calcext:value-type="float">
            <text:p><text:s text:c="3"/>8,430</text:p>
          </table:table-cell>
          <table:table-cell table:style-name="ce114" office:value-type="float" office:value="34" calcext:value-type="float">
            <text:p><text:s text:c="3"/>34</text:p>
          </table:table-cell>
          <table:table-cell table:style-name="ce128" office:value-type="float" office:value="92" calcext:value-type="float">
            <text:p><text:s text:c="3"/>92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148" calcext:value-type="float">
            <text:p><text:s text:c="3"/>8,148</text:p>
          </table:table-cell>
          <table:table-cell table:style-name="ce114" office:value-type="float" office:value="7817" calcext:value-type="float">
            <text:p><text:s text:c="3"/>7,817</text:p>
          </table:table-cell>
          <table:table-cell table:style-name="ce114" office:value-type="float" office:value="331" calcext:value-type="float">
            <text:p><text:s text:c="3"/>331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7675" calcext:value-type="float">
            <text:p><text:s text:c="3"/>7,675</text:p>
          </table:table-cell>
          <table:table-cell table:style-name="ce114" office:value-type="float" office:value="202" calcext:value-type="float">
            <text:p><text:s text:c="3"/>202</text:p>
          </table:table-cell>
          <table:table-cell table:style-name="ce114" office:value-type="float" office:value="271" calcext:value-type="float">
            <text:p><text:s text:c="3"/>271</text:p>
          </table:table-cell>
          <table:table-cell table:style-name="ce114" office:value-type="float" office:value="8035" calcext:value-type="float">
            <text:p><text:s text:c="3"/>8,035</text:p>
          </table:table-cell>
          <table:table-cell table:style-name="ce114" office:value-type="float" office:value="26" calcext:value-type="float">
            <text:p><text:s text:c="3"/>26</text:p>
          </table:table-cell>
          <table:table-cell table:style-name="ce129" office:value-type="float" office:value="87" calcext:value-type="float">
            <text:p><text:s text:c="3"/>87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704" calcext:value-type="float">
            <text:p><text:s text:c="3"/>2,704</text:p>
          </table:table-cell>
          <table:table-cell table:style-name="ce106" office:value-type="float" office:value="2590" calcext:value-type="float">
            <text:p><text:s text:c="3"/>2,590</text:p>
          </table:table-cell>
          <table:table-cell table:style-name="ce106" office:value-type="float" office:value="114" calcext:value-type="float">
            <text:p><text:s text:c="3"/>11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544" calcext:value-type="float">
            <text:p><text:s text:c="3"/>2,544</text:p>
          </table:table-cell>
          <table:table-cell table:style-name="ce106" office:value-type="float" office:value="72" calcext:value-type="float">
            <text:p><text:s text:c="3"/>72</text:p>
          </table:table-cell>
          <table:table-cell table:style-name="ce121" office:value-type="float" office:value="88" calcext:value-type="float">
            <text:p><text:s text:c="3"/>88</text:p>
          </table:table-cell>
          <table:table-cell table:style-name="ce113" office:value-type="float" office:value="2661" calcext:value-type="float">
            <text:p><text:s text:c="3"/>2,661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21" office:value-type="float" office:value="30" calcext:value-type="float">
            <text:p><text:s text:c="3"/>30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405" calcext:value-type="float">
            <text:p><text:s text:c="3"/>1,405</text:p>
          </table:table-cell>
          <table:table-cell table:style-name="ce107" office:value-type="float" office:value="1349" calcext:value-type="float">
            <text:p><text:s text:c="3"/>1,349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316" calcext:value-type="float">
            <text:p><text:s text:c="3"/>1,316</text:p>
          </table:table-cell>
          <table:table-cell table:style-name="ce107" office:value-type="float" office:value="40" calcext:value-type="float">
            <text:p><text:s text:c="3"/>40</text:p>
          </table:table-cell>
          <table:table-cell table:style-name="ce109" office:value-type="float" office:value="49" calcext:value-type="float">
            <text:p><text:s text:c="3"/>49</text:p>
          </table:table-cell>
          <table:table-cell table:style-name="ce114" office:value-type="float" office:value="1380" calcext:value-type="float">
            <text:p><text:s text:c="3"/>1,380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299" calcext:value-type="float">
            <text:p><text:s text:c="3"/>1,299</text:p>
          </table:table-cell>
          <table:table-cell table:style-name="ce107" office:value-type="float" office:value="1241" calcext:value-type="float">
            <text:p><text:s text:c="3"/>1,241</text:p>
          </table:table-cell>
          <table:table-cell table:style-name="ce108" office:value-type="float" office:value="58" calcext:value-type="float">
            <text:p><text:s text:c="3"/>58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228" calcext:value-type="float">
            <text:p><text:s text:c="3"/>1,228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22" office:value-type="float" office:value="39" calcext:value-type="float">
            <text:p><text:s text:c="3"/>39</text:p>
          </table:table-cell>
          <table:table-cell table:style-name="ce116" office:value-type="float" office:value="1281" calcext:value-type="float">
            <text:p><text:s text:c="3"/>1,28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168" calcext:value-type="float">
            <text:p><text:s text:c="3"/>2,168</text:p>
          </table:table-cell>
          <table:table-cell table:style-name="ce106" office:value-type="float" office:value="2120" calcext:value-type="float">
            <text:p><text:s text:c="3"/>2,120</text:p>
          </table:table-cell>
          <table:table-cell table:style-name="ce106" office:value-type="float" office:value="47" calcext:value-type="float">
            <text:p><text:s text:c="3"/>4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14" office:value-type="float" office:value="2076" calcext:value-type="float">
            <text:p><text:s text:c="3"/>2,076</text:p>
          </table:table-cell>
          <table:table-cell table:style-name="ce106" office:value-type="float" office:value="58" calcext:value-type="float">
            <text:p><text:s text:c="3"/>58</text:p>
          </table:table-cell>
          <table:table-cell table:style-name="ce121" office:value-type="float" office:value="34" calcext:value-type="float">
            <text:p><text:s text:c="3"/>34</text:p>
          </table:table-cell>
          <table:table-cell table:style-name="ce113" office:value-type="float" office:value="2111" calcext:value-type="float">
            <text:p><text:s text:c="3"/>2,111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21" office:value-type="float" office:value="40" calcext:value-type="float">
            <text:p><text:s text:c="3"/>40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90" calcext:value-type="float">
            <text:p><text:s text:c="3"/>1,090</text:p>
          </table:table-cell>
          <table:table-cell table:style-name="ce107" office:value-type="float" office:value="1066" calcext:value-type="float">
            <text:p><text:s text:c="3"/>1,066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4" office:value-type="float" office:value="1044" calcext:value-type="float">
            <text:p><text:s text:c="3"/>1,044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14" office:value-type="float" office:value="1057" calcext:value-type="float">
            <text:p><text:s text:c="3"/>1,057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9" office:value-type="float" office:value="24" calcext:value-type="float">
            <text:p><text:s text:c="3"/>24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1078" calcext:value-type="float">
            <text:p><text:s text:c="3"/>1,078</text:p>
          </table:table-cell>
          <table:table-cell table:style-name="ce107" office:value-type="float" office:value="1054" calcext:value-type="float">
            <text:p><text:s text:c="3"/>1,054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032" calcext:value-type="float">
            <text:p><text:s text:c="3"/>1,032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style-name="ce116" office:value-type="float" office:value="1054" calcext:value-type="float">
            <text:p><text:s text:c="3"/>1,05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091" calcext:value-type="float">
            <text:p><text:s text:c="3"/>2,091</text:p>
          </table:table-cell>
          <table:table-cell table:style-name="ce106" office:value-type="float" office:value="2010" calcext:value-type="float">
            <text:p><text:s text:c="3"/>2,010</text:p>
          </table:table-cell>
          <table:table-cell table:style-name="ce106" office:value-type="float" office:value="81" calcext:value-type="float">
            <text:p><text:s text:c="3"/>81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948" calcext:value-type="float">
            <text:p><text:s text:c="3"/>1,948</text:p>
          </table:table-cell>
          <table:table-cell table:style-name="ce106" office:value-type="float" office:value="57" calcext:value-type="float">
            <text:p><text:s text:c="3"/>57</text:p>
          </table:table-cell>
          <table:table-cell table:style-name="ce121" office:value-type="float" office:value="86" calcext:value-type="float">
            <text:p><text:s text:c="3"/>86</text:p>
          </table:table-cell>
          <table:table-cell table:style-name="ce113" office:value-type="float" office:value="2064" calcext:value-type="float">
            <text:p><text:s text:c="3"/>2,064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58" calcext:value-type="float">
            <text:p><text:s text:c="3"/>1,058</text:p>
          </table:table-cell>
          <table:table-cell table:style-name="ce107" office:value-type="float" office:value="1021" calcext:value-type="float">
            <text:p><text:s text:c="3"/>1,021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77" calcext:value-type="float">
            <text:p><text:s text:c="3"/>977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style-name="ce114" office:value-type="float" office:value="1044" calcext:value-type="float">
            <text:p><text:s text:c="3"/>1,04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33" calcext:value-type="float">
            <text:p><text:s text:c="3"/>1,033</text:p>
          </table:table-cell>
          <table:table-cell table:style-name="ce107" office:value-type="float" office:value="989" calcext:value-type="float">
            <text:p><text:s text:c="3"/>989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71" calcext:value-type="float">
            <text:p><text:s text:c="3"/>971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22" office:value-type="float" office:value="39" calcext:value-type="float">
            <text:p><text:s text:c="3"/>39</text:p>
          </table:table-cell>
          <table:table-cell table:style-name="ce116" office:value-type="float" office:value="1020" calcext:value-type="float">
            <text:p><text:s text:c="3"/>1,02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045" calcext:value-type="float">
            <text:p><text:s text:c="3"/>2,045</text:p>
          </table:table-cell>
          <table:table-cell table:style-name="ce106" office:value-type="float" office:value="1960" calcext:value-type="float">
            <text:p><text:s text:c="3"/>1,960</text:p>
          </table:table-cell>
          <table:table-cell table:style-name="ce106" office:value-type="float" office:value="85" calcext:value-type="float">
            <text:p><text:s text:c="3"/>85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943" calcext:value-type="float">
            <text:p><text:s text:c="3"/>1,943</text:p>
          </table:table-cell>
          <table:table-cell table:style-name="ce106" office:value-type="float" office:value="46" calcext:value-type="float">
            <text:p><text:s text:c="3"/>46</text:p>
          </table:table-cell>
          <table:table-cell table:style-name="ce121" office:value-type="float" office:value="56" calcext:value-type="float">
            <text:p><text:s text:c="3"/>56</text:p>
          </table:table-cell>
          <table:table-cell table:style-name="ce113" office:value-type="float" office:value="2012" calcext:value-type="float">
            <text:p><text:s text:c="3"/>2,012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21" office:value-type="float" office:value="30" calcext:value-type="float">
            <text:p><text:s text:c="3"/>30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21" calcext:value-type="float">
            <text:p><text:s text:c="3"/>1,021</text:p>
          </table:table-cell>
          <table:table-cell table:style-name="ce107" office:value-type="float" office:value="982" calcext:value-type="float">
            <text:p><text:s text:c="3"/>982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75" calcext:value-type="float">
            <text:p><text:s text:c="3"/>975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9" office:value-type="float" office:value="27" calcext:value-type="float">
            <text:p><text:s text:c="3"/>27</text:p>
          </table:table-cell>
          <table:table-cell table:style-name="ce114" office:value-type="float" office:value="1006" calcext:value-type="float">
            <text:p><text:s text:c="3"/>1,00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24" calcext:value-type="float">
            <text:p><text:s text:c="3"/>1,024</text:p>
          </table:table-cell>
          <table:table-cell table:style-name="ce107" office:value-type="float" office:value="978" calcext:value-type="float">
            <text:p><text:s text:c="3"/>978</text:p>
          </table:table-cell>
          <table:table-cell table:style-name="ce108" office:value-type="float" office:value="46" calcext:value-type="float">
            <text:p><text:s text:c="3"/>4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68" calcext:value-type="float">
            <text:p><text:s text:c="3"/>968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22" office:value-type="float" office:value="29" calcext:value-type="float">
            <text:p><text:s text:c="3"/>29</text:p>
          </table:table-cell>
          <table:table-cell table:style-name="ce116" office:value-type="float" office:value="1006" calcext:value-type="float">
            <text:p><text:s text:c="3"/>1,006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143" calcext:value-type="float">
            <text:p><text:s text:c="3"/>1,143</text:p>
          </table:table-cell>
          <table:table-cell table:style-name="ce106" office:value-type="float" office:value="1098" calcext:value-type="float">
            <text:p><text:s text:c="3"/>1,098</text:p>
          </table:table-cell>
          <table:table-cell table:style-name="ce106" office:value-type="float" office:value="45" calcext:value-type="float">
            <text:p><text:s text:c="3"/>45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079" calcext:value-type="float">
            <text:p><text:s text:c="3"/>1,079</text:p>
          </table:table-cell>
          <table:table-cell table:style-name="ce106" office:value-type="float" office:value="28" calcext:value-type="float">
            <text:p><text:s text:c="3"/>28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style-name="ce113" office:value-type="float" office:value="1125" calcext:value-type="float">
            <text:p><text:s text:c="3"/>1,125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1" office:value-type="float" office:value="14" calcext:value-type="float">
            <text:p><text:s text:c="3"/>14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83" calcext:value-type="float">
            <text:p><text:s text:c="3"/>583</text:p>
          </table:table-cell>
          <table:table-cell table:style-name="ce107" office:value-type="float" office:value="559" calcext:value-type="float">
            <text:p><text:s text:c="3"/>559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52" calcext:value-type="float">
            <text:p><text:s text:c="3"/>552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114" office:value-type="float" office:value="575" calcext:value-type="float">
            <text:p><text:s text:c="3"/>57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560" calcext:value-type="float">
            <text:p><text:s text:c="3"/>560</text:p>
          </table:table-cell>
          <table:table-cell table:style-name="ce107" office:value-type="float" office:value="539" calcext:value-type="float">
            <text:p><text:s text:c="3"/>539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527" calcext:value-type="float">
            <text:p><text:s text:c="3"/>527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16" office:value-type="float" office:value="550" calcext:value-type="float">
            <text:p><text:s text:c="3"/>55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825" calcext:value-type="float">
            <text:p><text:s text:c="3"/>1,825</text:p>
          </table:table-cell>
          <table:table-cell table:style-name="ce106" office:value-type="float" office:value="1763" calcext:value-type="float">
            <text:p><text:s text:c="3"/>1,763</text:p>
          </table:table-cell>
          <table:table-cell table:style-name="ce106" office:value-type="float" office:value="62" calcext:value-type="float">
            <text:p><text:s text:c="3"/>6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04" calcext:value-type="float">
            <text:p><text:s text:c="3"/>1,704</text:p>
          </table:table-cell>
          <table:table-cell table:style-name="ce106" office:value-type="float" office:value="51" calcext:value-type="float">
            <text:p><text:s text:c="3"/>51</text:p>
          </table:table-cell>
          <table:table-cell table:style-name="ce121" office:value-type="float" office:value="70" calcext:value-type="float">
            <text:p><text:s text:c="3"/>70</text:p>
          </table:table-cell>
          <table:table-cell table:style-name="ce113" office:value-type="float" office:value="1801" calcext:value-type="float">
            <text:p><text:s text:c="3"/>1,801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19" calcext:value-type="float">
            <text:p><text:s text:c="3"/>19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72" calcext:value-type="float">
            <text:p><text:s text:c="3"/>972</text:p>
          </table:table-cell>
          <table:table-cell table:style-name="ce107" office:value-type="float" office:value="939" calcext:value-type="float">
            <text:p><text:s text:c="3"/>939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06" calcext:value-type="float">
            <text:p><text:s text:c="3"/>906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9" office:value-type="float" office:value="40" calcext:value-type="float">
            <text:p><text:s text:c="3"/>40</text:p>
          </table:table-cell>
          <table:table-cell table:style-name="ce114" office:value-type="float" office:value="961" calcext:value-type="float">
            <text:p><text:s text:c="3"/>96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853" calcext:value-type="float">
            <text:p><text:s text:c="3"/>853</text:p>
          </table:table-cell>
          <table:table-cell table:style-name="ce107" office:value-type="float" office:value="824" calcext:value-type="float">
            <text:p><text:s text:c="3"/>824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98" calcext:value-type="float">
            <text:p><text:s text:c="3"/>798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16" office:value-type="float" office:value="840" calcext:value-type="float">
            <text:p><text:s text:c="3"/>84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597" calcext:value-type="float">
            <text:p><text:s text:c="3"/>4,597</text:p>
          </table:table-cell>
          <table:table-cell table:style-name="ce106" office:value-type="float" office:value="4385" calcext:value-type="float">
            <text:p><text:s text:c="3"/>4,385</text:p>
          </table:table-cell>
          <table:table-cell table:style-name="ce106" office:value-type="float" office:value="212" calcext:value-type="float">
            <text:p><text:s text:c="3"/>21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4313" calcext:value-type="float">
            <text:p><text:s text:c="3"/>4,313</text:p>
          </table:table-cell>
          <table:table-cell table:style-name="ce106" office:value-type="float" office:value="101" calcext:value-type="float">
            <text:p><text:s text:c="3"/>101</text:p>
          </table:table-cell>
          <table:table-cell table:style-name="ce106" office:value-type="float" office:value="183" calcext:value-type="float">
            <text:p><text:s text:c="3"/>183</text:p>
          </table:table-cell>
          <table:table-cell table:style-name="ce113" office:value-type="float" office:value="4562" calcext:value-type="float">
            <text:p><text:s text:c="3"/>4,562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21" office:value-type="float" office:value="26" calcext:value-type="float">
            <text:p><text:s text:c="3"/>26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355" calcext:value-type="float">
            <text:p><text:s text:c="3"/>2,355</text:p>
          </table:table-cell>
          <table:table-cell table:style-name="ce107" office:value-type="float" office:value="2249" calcext:value-type="float">
            <text:p><text:s text:c="3"/>2,249</text:p>
          </table:table-cell>
          <table:table-cell table:style-name="ce107" office:value-type="float" office:value="106" calcext:value-type="float">
            <text:p><text:s text:c="3"/>106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218" calcext:value-type="float">
            <text:p><text:s text:c="3"/>2,218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14" office:value-type="float" office:value="2335" calcext:value-type="float">
            <text:p><text:s text:c="3"/>2,335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2242" calcext:value-type="float">
            <text:p><text:s text:c="3"/>2,242</text:p>
          </table:table-cell>
          <table:table-cell table:style-name="ce107" office:value-type="float" office:value="2136" calcext:value-type="float">
            <text:p><text:s text:c="3"/>2,136</text:p>
          </table:table-cell>
          <table:table-cell table:style-name="ce107" office:value-type="float" office:value="106" calcext:value-type="float">
            <text:p><text:s text:c="3"/>106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095" calcext:value-type="float">
            <text:p><text:s text:c="3"/>2,095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style-name="ce107" office:value-type="float" office:value="100" calcext:value-type="float">
            <text:p><text:s text:c="3"/>100</text:p>
          </table:table-cell>
          <table:table-cell table:style-name="ce116" office:value-type="float" office:value="2227" calcext:value-type="float">
            <text:p><text:s text:c="3"/>2,22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95" calcext:value-type="float">
            <text:p><text:s text:c="3"/>295</text:p>
          </table:table-cell>
          <table:table-cell table:style-name="ce110" office:value-type="float" office:value="283" calcext:value-type="float">
            <text:p><text:s text:c="3"/>283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79" calcext:value-type="float">
            <text:p><text:s text:c="3"/>279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17" office:value-type="float" office:value="293" calcext:value-type="float">
            <text:p><text:s text:c="3"/>29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7" calcext:value-type="float">
            <text:p><text:s text:c="3"/>147</text:p>
          </table:table-cell>
          <table:table-cell table:style-name="ce111" office:value-type="float" office:value="144" calcext:value-type="float">
            <text:p><text:s text:c="3"/>14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9" calcext:value-type="float">
            <text:p><text:s text:c="3"/>13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46" calcext:value-type="float">
            <text:p><text:s text:c="3"/>14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8" calcext:value-type="float">
            <text:p><text:s text:c="3"/>148</text:p>
          </table:table-cell>
          <table:table-cell table:style-name="ce111" office:value-type="float" office:value="139" calcext:value-type="float">
            <text:p><text:s text:c="3"/>139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0" calcext:value-type="float">
            <text:p><text:s text:c="3"/>14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147" calcext:value-type="float">
            <text:p><text:s text:c="3"/>14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92" calcext:value-type="float">
            <text:p><text:s text:c="3"/>392</text:p>
          </table:table-cell>
          <table:table-cell table:style-name="ce110" office:value-type="float" office:value="378" calcext:value-type="float">
            <text:p><text:s text:c="3"/>378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69" calcext:value-type="float">
            <text:p><text:s text:c="3"/>36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17" office:value-type="float" office:value="388" calcext:value-type="float">
            <text:p><text:s text:c="3"/>38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01" calcext:value-type="float">
            <text:p><text:s text:c="3"/>201</text:p>
          </table:table-cell>
          <table:table-cell table:style-name="ce111" office:value-type="float" office:value="196" calcext:value-type="float">
            <text:p><text:s text:c="3"/>19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8" calcext:value-type="float">
            <text:p><text:s text:c="3"/>188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98" calcext:value-type="float">
            <text:p><text:s text:c="3"/>19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91" calcext:value-type="float">
            <text:p><text:s text:c="3"/>191</text:p>
          </table:table-cell>
          <table:table-cell table:style-name="ce111" office:value-type="float" office:value="182" calcext:value-type="float">
            <text:p><text:s text:c="3"/>182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81" calcext:value-type="float">
            <text:p><text:s text:c="3"/>18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90" calcext:value-type="float">
            <text:p><text:s text:c="3"/>19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01" calcext:value-type="float">
            <text:p><text:s text:c="3"/>301</text:p>
          </table:table-cell>
          <table:table-cell table:style-name="ce110" office:value-type="float" office:value="282" calcext:value-type="float">
            <text:p><text:s text:c="3"/>282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63" calcext:value-type="float">
            <text:p><text:s text:c="3"/>263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23" office:value-type="float" office:value="25" calcext:value-type="float">
            <text:p><text:s text:c="3"/>25</text:p>
          </table:table-cell>
          <table:table-cell table:style-name="ce117" office:value-type="float" office:value="299" calcext:value-type="float">
            <text:p><text:s text:c="3"/>299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5" calcext:value-type="float">
            <text:p><text:s text:c="3"/>145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5" calcext:value-type="float">
            <text:p><text:s text:c="3"/>125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18" office:value-type="float" office:value="143" calcext:value-type="float">
            <text:p><text:s text:c="3"/>14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6" calcext:value-type="float">
            <text:p><text:s text:c="3"/>156</text:p>
          </table:table-cell>
          <table:table-cell table:style-name="ce111" office:value-type="float" office:value="145" calcext:value-type="float">
            <text:p><text:s text:c="3"/>145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8" calcext:value-type="float">
            <text:p><text:s text:c="3"/>13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style-name="ce119" office:value-type="float" office:value="156" calcext:value-type="float">
            <text:p><text:s text:c="3"/>15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34" calcext:value-type="float">
            <text:p><text:s text:c="3"/>1,134</text:p>
          </table:table-cell>
          <table:table-cell table:style-name="ce110" office:value-type="float" office:value="1102" calcext:value-type="float">
            <text:p><text:s text:c="3"/>1,102</text:p>
          </table:table-cell>
          <table:table-cell table:style-name="ce110" office:value-type="float" office:value="32" calcext:value-type="float">
            <text:p><text:s text:c="3"/>3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85" calcext:value-type="float">
            <text:p><text:s text:c="3"/>1,085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23" office:value-type="float" office:value="33" calcext:value-type="float">
            <text:p><text:s text:c="3"/>33</text:p>
          </table:table-cell>
          <table:table-cell table:style-name="ce117" office:value-type="float" office:value="1133" calcext:value-type="float">
            <text:p><text:s text:c="3"/>1,13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85" calcext:value-type="float">
            <text:p><text:s text:c="3"/>585</text:p>
          </table:table-cell>
          <table:table-cell table:style-name="ce111" office:value-type="float" office:value="568" calcext:value-type="float">
            <text:p><text:s text:c="3"/>568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63" calcext:value-type="float">
            <text:p><text:s text:c="3"/>56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18" office:value-type="float" office:value="584" calcext:value-type="float">
            <text:p><text:s text:c="3"/>58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49" calcext:value-type="float">
            <text:p><text:s text:c="3"/>549</text:p>
          </table:table-cell>
          <table:table-cell table:style-name="ce111" office:value-type="float" office:value="534" calcext:value-type="float">
            <text:p><text:s text:c="3"/>534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22" calcext:value-type="float">
            <text:p><text:s text:c="3"/>522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19" office:value-type="float" office:value="549" calcext:value-type="float">
            <text:p><text:s text:c="3"/>54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03" calcext:value-type="float">
            <text:p><text:s text:c="3"/>303</text:p>
          </table:table-cell>
          <table:table-cell table:style-name="ce110" office:value-type="float" office:value="285" calcext:value-type="float">
            <text:p><text:s text:c="3"/>285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87" calcext:value-type="float">
            <text:p><text:s text:c="3"/>287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299" calcext:value-type="float">
            <text:p><text:s text:c="3"/>29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9" calcext:value-type="float">
            <text:p><text:s text:c="3"/>179</text:p>
          </table:table-cell>
          <table:table-cell table:style-name="ce111" office:value-type="float" office:value="166" calcext:value-type="float">
            <text:p><text:s text:c="3"/>166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8" calcext:value-type="float">
            <text:p><text:s text:c="3"/>168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76" calcext:value-type="float">
            <text:p><text:s text:c="3"/>17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4" calcext:value-type="float">
            <text:p><text:s text:c="3"/>124</text:p>
          </table:table-cell>
          <table:table-cell table:style-name="ce111" office:value-type="float" office:value="119" calcext:value-type="float">
            <text:p><text:s text:c="3"/>11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9" calcext:value-type="float">
            <text:p><text:s text:c="3"/>11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23" calcext:value-type="float">
            <text:p><text:s text:c="3"/>12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73" calcext:value-type="float">
            <text:p><text:s text:c="3"/>373</text:p>
          </table:table-cell>
          <table:table-cell table:style-name="ce110" office:value-type="float" office:value="357" calcext:value-type="float">
            <text:p><text:s text:c="3"/>357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41" calcext:value-type="float">
            <text:p><text:s text:c="3"/>341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24" calcext:value-type="float">
            <text:p><text:s text:c="3"/>24</text:p>
          </table:table-cell>
          <table:table-cell table:style-name="ce117" office:value-type="float" office:value="370" calcext:value-type="float">
            <text:p><text:s text:c="3"/>370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10" calcext:value-type="float">
            <text:p><text:s text:c="3"/>210</text:p>
          </table:table-cell>
          <table:table-cell table:style-name="ce111" office:value-type="float" office:value="199" calcext:value-type="float">
            <text:p><text:s text:c="3"/>199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94" calcext:value-type="float">
            <text:p><text:s text:c="3"/>19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18" office:value-type="float" office:value="207" calcext:value-type="float">
            <text:p><text:s text:c="3"/>20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3" calcext:value-type="float">
            <text:p><text:s text:c="3"/>163</text:p>
          </table:table-cell>
          <table:table-cell table:style-name="ce111" office:value-type="float" office:value="158" calcext:value-type="float">
            <text:p><text:s text:c="3"/>158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7" calcext:value-type="float">
            <text:p><text:s text:c="3"/>147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19" office:value-type="float" office:value="163" calcext:value-type="float">
            <text:p><text:s text:c="3"/>16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28" calcext:value-type="float">
            <text:p><text:s text:c="3"/>228</text:p>
          </table:table-cell>
          <table:table-cell table:style-name="ce110" office:value-type="float" office:value="219" calcext:value-type="float">
            <text:p><text:s text:c="3"/>219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11" calcext:value-type="float">
            <text:p><text:s text:c="3"/>211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224" calcext:value-type="float">
            <text:p><text:s text:c="3"/>22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8" calcext:value-type="float">
            <text:p><text:s text:c="3"/>98</text:p>
          </table:table-cell>
          <table:table-cell table:style-name="ce111" office:value-type="float" office:value="96" calcext:value-type="float">
            <text:p><text:s text:c="3"/>9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2" calcext:value-type="float">
            <text:p><text:s text:c="3"/>9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96" calcext:value-type="float">
            <text:p><text:s text:c="3"/>9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0" calcext:value-type="float">
            <text:p><text:s text:c="3"/>130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9" calcext:value-type="float">
            <text:p><text:s text:c="3"/>11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28" calcext:value-type="float">
            <text:p><text:s text:c="3"/>12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78" calcext:value-type="float">
            <text:p><text:s text:c="3"/>378</text:p>
          </table:table-cell>
          <table:table-cell table:style-name="ce110" office:value-type="float" office:value="353" calcext:value-type="float">
            <text:p><text:s text:c="3"/>353</text:p>
          </table:table-cell>
          <table:table-cell table:style-name="ce110" office:value-type="float" office:value="25" calcext:value-type="float">
            <text:p><text:s text:c="3"/>2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46" calcext:value-type="float">
            <text:p><text:s text:c="3"/>34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22" calcext:value-type="float">
            <text:p><text:s text:c="3"/>22</text:p>
          </table:table-cell>
          <table:table-cell table:style-name="ce117" office:value-type="float" office:value="378" calcext:value-type="float">
            <text:p><text:s text:c="3"/>37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6" calcext:value-type="float">
            <text:p><text:s text:c="3"/>196</text:p>
          </table:table-cell>
          <table:table-cell table:style-name="ce111" office:value-type="float" office:value="182" calcext:value-type="float">
            <text:p><text:s text:c="3"/>182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1" calcext:value-type="float">
            <text:p><text:s text:c="3"/>18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18" office:value-type="float" office:value="196" calcext:value-type="float">
            <text:p><text:s text:c="3"/>19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82" calcext:value-type="float">
            <text:p><text:s text:c="3"/>182</text:p>
          </table:table-cell>
          <table:table-cell table:style-name="ce111" office:value-type="float" office:value="171" calcext:value-type="float">
            <text:p><text:s text:c="3"/>171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65" calcext:value-type="float">
            <text:p><text:s text:c="3"/>165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19" office:value-type="float" office:value="182" calcext:value-type="float">
            <text:p><text:s text:c="3"/>18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45" calcext:value-type="float">
            <text:p><text:s text:c="3"/>145</text:p>
          </table:table-cell>
          <table:table-cell table:style-name="ce110" office:value-type="float" office:value="127" calcext:value-type="float">
            <text:p><text:s text:c="3"/>127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37" calcext:value-type="float">
            <text:p><text:s text:c="3"/>13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145" calcext:value-type="float">
            <text:p><text:s text:c="3"/>145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1" office:value-type="float" office:value="64" calcext:value-type="float">
            <text:p><text:s text:c="3"/>64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69" calcext:value-type="float">
            <text:p><text:s text:c="3"/>6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72" calcext:value-type="float">
            <text:p><text:s text:c="3"/>7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3" calcext:value-type="float">
            <text:p><text:s text:c="3"/>73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8" calcext:value-type="float">
            <text:p><text:s text:c="3"/>6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73" calcext:value-type="float">
            <text:p><text:s text:c="3"/>7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98" calcext:value-type="float">
            <text:p><text:s text:c="3"/>198</text:p>
          </table:table-cell>
          <table:table-cell table:style-name="ce110" office:value-type="float" office:value="180" calcext:value-type="float">
            <text:p><text:s text:c="3"/>180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87" calcext:value-type="float">
            <text:p><text:s text:c="3"/>187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197" calcext:value-type="float">
            <text:p><text:s text:c="3"/>19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5" calcext:value-type="float">
            <text:p><text:s text:c="3"/>95</text:p>
          </table:table-cell>
          <table:table-cell table:style-name="ce111" office:value-type="float" office:value="85" calcext:value-type="float">
            <text:p><text:s text:c="3"/>85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89" calcext:value-type="float">
            <text:p><text:s text:c="3"/>8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95" calcext:value-type="float">
            <text:p><text:s text:c="3"/>9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3" calcext:value-type="float">
            <text:p><text:s text:c="3"/>103</text:p>
          </table:table-cell>
          <table:table-cell table:style-name="ce111" office:value-type="float" office:value="95" calcext:value-type="float">
            <text:p><text:s text:c="3"/>95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8" calcext:value-type="float">
            <text:p><text:s text:c="3"/>9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02" calcext:value-type="float">
            <text:p><text:s text:c="3"/>10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71" calcext:value-type="float">
            <text:p><text:s text:c="3"/>71</text:p>
          </table:table-cell>
          <table:table-cell table:style-name="ce110" office:value-type="float" office:value="65" calcext:value-type="float">
            <text:p><text:s text:c="3"/>65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67" calcext:value-type="float">
            <text:p><text:s text:c="3"/>6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71" calcext:value-type="float">
            <text:p><text:s text:c="3"/>7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34" calcext:value-type="float">
            <text:p><text:s text:c="3"/>3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35" calcext:value-type="float">
            <text:p><text:s text:c="3"/>3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36" calcext:value-type="float">
            <text:p><text:s text:c="3"/>36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33" calcext:value-type="float">
            <text:p><text:s text:c="3"/>3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36" calcext:value-type="float">
            <text:p><text:s text:c="3"/>3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06" calcext:value-type="float">
            <text:p><text:s text:c="3"/>206</text:p>
          </table:table-cell>
          <table:table-cell table:style-name="ce110" office:value-type="float" office:value="198" calcext:value-type="float">
            <text:p><text:s text:c="3"/>198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90" calcext:value-type="float">
            <text:p><text:s text:c="3"/>190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17" office:value-type="float" office:value="201" calcext:value-type="float">
            <text:p><text:s text:c="3"/>20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0" calcext:value-type="float">
            <text:p><text:s text:c="3"/>110</text:p>
          </table:table-cell>
          <table:table-cell table:style-name="ce111" office:value-type="float" office:value="105" calcext:value-type="float">
            <text:p><text:s text:c="3"/>105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3" calcext:value-type="float">
            <text:p><text:s text:c="3"/>10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109" calcext:value-type="float">
            <text:p><text:s text:c="3"/>10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6" calcext:value-type="float">
            <text:p><text:s text:c="3"/>96</text:p>
          </table:table-cell>
          <table:table-cell table:style-name="ce111" office:value-type="float" office:value="93" calcext:value-type="float">
            <text:p><text:s text:c="3"/>9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7" calcext:value-type="float">
            <text:p><text:s text:c="3"/>87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92" calcext:value-type="float">
            <text:p><text:s text:c="3"/>9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76" calcext:value-type="float">
            <text:p><text:s text:c="3"/>376</text:p>
          </table:table-cell>
          <table:table-cell table:style-name="ce110" office:value-type="float" office:value="365" calcext:value-type="float">
            <text:p><text:s text:c="3"/>365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64" calcext:value-type="float">
            <text:p><text:s text:c="3"/>364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370" calcext:value-type="float">
            <text:p><text:s text:c="3"/>37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6" calcext:value-type="float">
            <text:p><text:s text:c="3"/>176</text:p>
          </table:table-cell>
          <table:table-cell table:style-name="ce111" office:value-type="float" office:value="171" calcext:value-type="float">
            <text:p><text:s text:c="3"/>17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71" calcext:value-type="float">
            <text:p><text:s text:c="3"/>17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174" calcext:value-type="float">
            <text:p><text:s text:c="3"/>17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00" calcext:value-type="float">
            <text:p><text:s text:c="3"/>200</text:p>
          </table:table-cell>
          <table:table-cell table:style-name="ce111" office:value-type="float" office:value="194" calcext:value-type="float">
            <text:p><text:s text:c="3"/>194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93" calcext:value-type="float">
            <text:p><text:s text:c="3"/>193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196" calcext:value-type="float">
            <text:p><text:s text:c="3"/>19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97" calcext:value-type="float">
            <text:p><text:s text:c="3"/>197</text:p>
          </table:table-cell>
          <table:table-cell table:style-name="ce110" office:value-type="float" office:value="191" calcext:value-type="float">
            <text:p><text:s text:c="3"/>191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87" calcext:value-type="float">
            <text:p><text:s text:c="3"/>187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194" calcext:value-type="float">
            <text:p><text:s text:c="3"/>19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6" calcext:value-type="float">
            <text:p><text:s text:c="3"/>106</text:p>
          </table:table-cell>
          <table:table-cell table:style-name="ce111" office:value-type="float" office:value="104" calcext:value-type="float">
            <text:p><text:s text:c="3"/>10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2" calcext:value-type="float">
            <text:p><text:s text:c="3"/>10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104" calcext:value-type="float">
            <text:p><text:s text:c="3"/>10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1" calcext:value-type="float">
            <text:p><text:s text:c="3"/>91</text:p>
          </table:table-cell>
          <table:table-cell table:style-name="ce111" office:value-type="float" office:value="87" calcext:value-type="float">
            <text:p><text:s text:c="3"/>87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5" calcext:value-type="float">
            <text:p><text:s text:c="3"/>8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90" calcext:value-type="float">
            <text:p><text:s text:c="3"/>9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31" calcext:value-type="float">
            <text:p><text:s text:c="3"/>131</text:p>
          </table:table-cell>
          <table:table-cell table:style-name="ce106" office:value-type="float" office:value="125" calcext:value-type="float">
            <text:p><text:s text:c="3"/>12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20" calcext:value-type="float">
            <text:p><text:s text:c="3"/>120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13" office:value-type="float" office:value="129" calcext:value-type="float">
            <text:p><text:s text:c="3"/>129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64" calcext:value-type="float">
            <text:p><text:s text:c="3"/>6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14" office:value-type="float" office:value="72" calcext:value-type="float">
            <text:p><text:s text:c="3"/>72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59" calcext:value-type="float">
            <text:p><text:s text:c="3"/>59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16" office:value-type="float" office:value="57" calcext:value-type="float">
            <text:p><text:s text:c="3"/>5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4" calcext:value-type="float">
            <text:p><text:s text:c="3"/>114</text:p>
          </table:table-cell>
          <table:table-cell table:style-name="ce110" office:value-type="float" office:value="108" calcext:value-type="float">
            <text:p><text:s text:c="3"/>108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7" calcext:value-type="float">
            <text:p><text:s text:c="3"/>107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112" calcext:value-type="float">
            <text:p><text:s text:c="3"/>11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2" calcext:value-type="float">
            <text:p><text:s text:c="3"/>62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6" calcext:value-type="float">
            <text:p><text:s text:c="3"/>5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62" calcext:value-type="float">
            <text:p><text:s text:c="3"/>6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2" calcext:value-type="float">
            <text:p><text:s text:c="3"/>52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1" calcext:value-type="float">
            <text:p><text:s text:c="3"/>5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50" calcext:value-type="float">
            <text:p><text:s text:c="3"/>5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17" calcext:value-type="float">
            <text:p><text:s text:c="3"/>17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10" calcext:value-type="float">
            <text:p><text:s text:c="3"/>10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7" calcext:value-type="float">
            <text:p><text:s text:c="3"/>7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4月9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